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1]-[.A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2]-[.A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3]-[.A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4]-[.A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B5]-[.A5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5:52:02.899000000</meta:creation-date>
    <dc:date>2017-10-14T08:57:54.461000000</dc:date>
    <meta:editing-duration>PT16H50M41S</meta:editing-duration>
    <meta:editing-cycles>1</meta:editing-cycles>
    <meta:document-statistic meta:table-count="1" meta:cell-count="15" meta:object-count="0"/>
    <meta:generator>LibreOffice/4.2.4.2$Windows_x86 LibreOffice_project/63150712c6d317d27ce2db16eb94c2f3d7b699f8</meta:generator>
  </office:meta>
</office:document-meta>
</file>